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3d8" officeooo:paragraph-rsid="0003b3d8"/>
    </style:style>
    <style:style style:name="P2" style:family="paragraph" style:parent-style-name="Standard">
      <style:paragraph-properties>
        <style:tab-stops>
          <style:tab-stop style:position="5.212cm"/>
        </style:tab-stops>
      </style:paragraph-properties>
      <style:text-properties officeooo:rsid="0003b3d8" officeooo:paragraph-rsid="0003b3d8"/>
    </style:style>
    <style:style style:name="P3" style:family="paragraph" style:parent-style-name="Standard">
      <style:paragraph-properties>
        <style:tab-stops>
          <style:tab-stop style:position="5.212cm"/>
        </style:tab-stops>
      </style:paragraph-properties>
      <style:text-properties officeooo:rsid="0003b3d8" officeooo:paragraph-rsid="0004659a"/>
    </style:style>
    <style:style style:name="P4" style:family="paragraph" style:parent-style-name="Standard">
      <style:paragraph-properties>
        <style:tab-stops>
          <style:tab-stop style:position="5.212cm"/>
        </style:tab-stops>
      </style:paragraph-properties>
      <style:text-properties officeooo:rsid="0003b3d8" officeooo:paragraph-rsid="0008b0af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officeooo:paragraph-rsid="0004659a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5.212cm"/>
        </style:tab-stops>
      </style:paragraph-properties>
      <style:text-properties officeooo:rsid="0004659a" officeooo:paragraph-rsid="0004659a"/>
    </style:style>
    <style:style style:name="P8" style:family="paragraph" style:parent-style-name="Standard">
      <style:paragraph-properties>
        <style:tab-stops>
          <style:tab-stop style:position="5.212cm"/>
        </style:tab-stops>
      </style:paragraph-properties>
      <style:text-properties officeooo:rsid="0006723c" officeooo:paragraph-rsid="0008b0af"/>
    </style:style>
    <style:style style:name="P9" style:family="paragraph" style:parent-style-name="Standard">
      <style:paragraph-properties>
        <style:tab-stops>
          <style:tab-stop style:position="5.212cm"/>
        </style:tab-stops>
      </style:paragraph-properties>
      <style:text-properties officeooo:rsid="0008b0af" officeooo:paragraph-rsid="0008b0af"/>
    </style:style>
    <style:style style:name="T1" style:family="text">
      <style:text-properties officeooo:rsid="0003b3d8" fo:background-color="#ff0000" loext:char-shading-value="0"/>
    </style:style>
    <style:style style:name="T2" style:family="text">
      <style:text-properties officeooo:rsid="0004659a"/>
    </style:style>
    <style:style style:name="T3" style:family="text">
      <style:text-properties officeooo:rsid="0006723c"/>
    </style:style>
    <style:style style:name="T4" style:family="text">
      <style:text-properties officeooo:rsid="0008b0af"/>
    </style:style>
    <style:style style:name="T5" style:family="text">
      <style:text-properties officeooo:rsid="0011dd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52"/><text:span text:style-name="T1">Brigosha <text:s/>Technology</text:span></text:p>
      <text:p text:style-name="P5"/>
      <text:p text:style-name="Standard"/>
      <text:p text:style-name="P1"><text:s/>1. Telmi something about your current working company?</text:p>
      <text:p text:style-name="P1"><text:s/>2. Telmi something about your project role and Responsiblitys?</text:p>
      <text:p text:style-name="P1"><text:s/>3. Draw a Structure diagram of <text:s/>your ADC project?</text:p>
      <text:p text:style-name="P2"><text:s/>4. How to Tracking a vechile on your project , show diagram?</text:p>
      <text:p text:style-name="P2"><text:s/>5. <text:span text:style-name="T4">write a program and desingn of vehicle tracking program steps?</text:span></text:p>
      <text:p text:style-name="P4"><text:s/>6. <text:span text:style-name="T4">Telmi the teps of your working flow of Projects? </text:span></text:p>
      <text:p text:style-name="P2"><text:s/>7. <text:span text:style-name="T4">Draw a system design of your project?</text:span> </text:p>
      <text:p text:style-name="P2"><text:s/>8. write a program of swap of 2 numbers?</text:p>
      <text:p text:style-name="P3"><text:s/>9. what is Recursion, write <text:s/>a program of recursion?</text:p>
      <text:p text:style-name="P3">10.write a program given array of number <text:span text:style-name="T2">using of pointer?</text:span></text:p>
      <text:p text:style-name="P7">11.what is storage class?</text:p>
      <text:p text:style-name="P7">12.External storage class of life time?</text:p>
      <text:p text:style-name="P7">13.<text:span text:style-name="T3">what is scope and its types?</text:span></text:p>
      <text:p text:style-name="P8">14. <text:span text:style-name="T4">what is Bit field ?</text:span></text:p>
      <text:p text:style-name="P9">15. Bitwise operator 2^n t<text:span text:style-name="T5">h bit number</text:span>?</text:p>
      <text:p text:style-name="P8"><text:span text:style-name="T4">16. </text:span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21:12:21.363714819</meta:creation-date>
    <dc:date>2018-11-24T00:19:35.287774619</dc:date>
    <meta:editing-duration>PT23M56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1" meta:paragraph-count="17" meta:word-count="127" meta:character-count="776" meta:non-whitespace-character-count="598"/>
  </office:meta>
</office:document-meta>
</file>